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Sans L" officeooo:rsid="00083ef2" officeooo:paragraph-rsid="00083ef2"/>
    </style:style>
    <style:style style:name="P2" style:family="paragraph" style:parent-style-name="Standard">
      <style:text-properties style:font-name="Nimbus Sans L" officeooo:rsid="0009912c" officeooo:paragraph-rsid="0009912c"/>
    </style:style>
    <style:style style:name="P3" style:family="paragraph" style:parent-style-name="Standard">
      <style:text-properties style:font-name="Nimbus Sans L" officeooo:rsid="000cc550" officeooo:paragraph-rsid="000cc550"/>
    </style:style>
    <style:style style:name="P4" style:family="paragraph" style:parent-style-name="Standard">
      <style:text-properties style:font-name="Nimbus Sans L" officeooo:rsid="000d05ab" officeooo:paragraph-rsid="000d05ab"/>
    </style:style>
    <style:style style:name="P5" style:family="paragraph" style:parent-style-name="Standard">
      <style:text-properties style:font-name="Nimbus Sans L" officeooo:rsid="000ebb19" officeooo:paragraph-rsid="000d05ab"/>
    </style:style>
    <style:style style:name="P6" style:family="paragraph" style:parent-style-name="Standard">
      <style:text-properties style:font-name="Nimbus Sans L" officeooo:rsid="000ebb19" officeooo:paragraph-rsid="000ebb19"/>
    </style:style>
    <style:style style:name="P7" style:family="paragraph" style:parent-style-name="Standard">
      <style:text-properties style:font-name="Nimbus Sans L" officeooo:rsid="000fc5e1" officeooo:paragraph-rsid="000fc5e1"/>
    </style:style>
    <style:style style:name="P8" style:family="paragraph" style:parent-style-name="Standard">
      <style:text-properties style:font-name="Nimbus Sans L" officeooo:rsid="001013eb" officeooo:paragraph-rsid="001013eb"/>
    </style:style>
    <style:style style:name="P9" style:family="paragraph" style:parent-style-name="Standard">
      <style:text-properties style:font-name="Nimbus Sans L" officeooo:rsid="00103a93" officeooo:paragraph-rsid="00103a93"/>
    </style:style>
    <style:style style:name="P10" style:family="paragraph" style:parent-style-name="Standard">
      <style:text-properties style:font-name="Nimbus Sans L" officeooo:rsid="0011e819" officeooo:paragraph-rsid="0011e819"/>
    </style:style>
    <style:style style:name="P11" style:family="paragraph" style:parent-style-name="Standard">
      <style:text-properties style:font-name="Nimbus Sans L" fo:font-weight="bold" officeooo:rsid="00083ef2" officeooo:paragraph-rsid="00083ef2" style:font-weight-asian="bold" style:font-weight-complex="bold"/>
    </style:style>
    <style:style style:name="P12" style:family="paragraph" style:parent-style-name="Standard">
      <style:text-properties style:font-name="Nimbus Sans L" fo:font-weight="bold" officeooo:rsid="0009912c" officeooo:paragraph-rsid="0009912c" style:font-weight-asian="bold" style:font-weight-complex="bold"/>
    </style:style>
    <style:style style:name="P13" style:family="paragraph" style:parent-style-name="Standard">
      <style:text-properties style:font-name="Nimbus Sans L" fo:font-weight="bold" officeooo:rsid="000b73ea" officeooo:paragraph-rsid="000b73ea" style:font-weight-asian="bold" style:font-weight-complex="bold"/>
    </style:style>
    <style:style style:name="P14" style:family="paragraph" style:parent-style-name="Standard">
      <style:text-properties style:font-name="Nimbus Sans L" fo:font-weight="bold" officeooo:rsid="000d05ab" officeooo:paragraph-rsid="000d05ab" style:font-weight-asian="bold" style:font-weight-complex="bold"/>
    </style:style>
    <style:style style:name="P15" style:family="paragraph" style:parent-style-name="Standard">
      <style:text-properties style:font-name="Nimbus Sans L" fo:font-weight="bold" officeooo:rsid="000ebb19" officeooo:paragraph-rsid="000ebb19" style:font-weight-asian="bold" style:font-weight-complex="bold"/>
    </style:style>
    <style:style style:name="P16" style:family="paragraph" style:parent-style-name="Standard">
      <style:text-properties style:font-name="Nimbus Sans L" fo:font-weight="bold" officeooo:rsid="000fc5e1" officeooo:paragraph-rsid="000fc5e1" style:font-weight-asian="bold" style:font-weight-complex="bold"/>
    </style:style>
    <style:style style:name="P17" style:family="paragraph" style:parent-style-name="Standard">
      <style:text-properties style:font-name="Nimbus Sans L" fo:font-weight="bold" officeooo:rsid="0011e819" officeooo:paragraph-rsid="0011e819" style:font-weight-asian="bold" style:font-weight-complex="bold"/>
    </style:style>
    <style:style style:name="P18" style:family="paragraph" style:parent-style-name="Standard">
      <style:text-properties style:font-name="Nimbus Sans L" fo:font-weight="bold" officeooo:rsid="001424f4" officeooo:paragraph-rsid="001424f4" style:font-weight-asian="bold" style:font-weight-complex="bold"/>
    </style:style>
    <style:style style:name="T1" style:family="text">
      <style:text-properties officeooo:rsid="0009912c"/>
    </style:style>
    <style:style style:name="T2" style:family="text">
      <style:text-properties officeooo:rsid="000d05ab"/>
    </style:style>
    <style:style style:name="T3" style:family="text">
      <style:text-properties officeooo:rsid="000ebb19"/>
    </style:style>
    <style:style style:name="T4" style:family="text">
      <style:text-properties officeooo:rsid="001013eb"/>
    </style:style>
    <style:style style:name="T5" style:family="text">
      <style:text-properties officeooo:rsid="00103a93"/>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1e819" style:font-style-asian="normal" style:font-weight-asian="normal" style:font-style-complex="normal" style:font-weight-complex="normal"/>
    </style:style>
    <style:style style:name="T10" style:family="text">
      <style:text-properties fo:font-style="normal" fo:font-weight="normal" officeooo:rsid="00125c07" style:font-style-asian="normal" style:font-weight-asian="normal" style:font-style-complex="normal" style:font-weight-complex="normal"/>
    </style:style>
    <style:style style:name="T11" style:family="text">
      <style:text-properties officeooo:rsid="0011e8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esentazione canti 24, 25, 30, 31, 32 e 33(vv 55-90)</text:p>
      <text:p text:style-name="P11"/>
      <text:p text:style-name="P11">Canto 24</text:p>
      <text:p text:style-name="P1">Dante e Virg<text:span text:style-name="T2">ilio</text:span> si dirigono verso la VII bolgia, popolata dalle anime di coloro che in vita hanno rubato. Esse sono conda<text:span text:style-name="T1">n</text:span>nate a scappare nude da mostruosi serpenti per l’eternità.</text:p>
      <text:p text:style-name="P1">Dante è impressionato dalla trasformazione in cenere di un dannato morso da un serpente.</text:p>
      <text:p text:style-name="P2">Dopo l’episodio Dante parla con l’anima di Vanni Fucci, ladro di Pistoia, che predice la sconfitta e l’esilio dei Bianchi da Firenze.</text:p>
      <text:p text:style-name="P2"/>
      <text:p text:style-name="P12">Canto 25</text:p>
      <text:p text:style-name="P2">Nel venticinquesimo canto, ambientato sempre nella VII bolgia dell’ VIII cerchio, l’anima di Vanni Fucci insulta Dio facendo il gesto delle fiche ma viene immediatamente fermata dai serpenti. Allora Dante inveisce contro la città di Pistoia ma nel frattempo tre anime si uniscono e si trasformano in mostri metà uomini e metà rettili.</text:p>
      <text:p text:style-name="P2"/>
      <text:p text:style-name="P13">Canto 30</text:p>
      <text:p text:style-name="P3">Il trentesimo canto continua la descrizione della X bolgia dell’ VIII cerchio. In particolare Dante descrive l’anima di Maestro Adamo che in vita fu indotto a falsificare moneta dai conti Guidi di Romena, che vorrebbe vendicarsi del torto ma è impossibilitato a muoversi dalla sua malattia (idropisia). Dopo aver raccontato la sua storia MA nomina Sinone, il troiano che permise l’ingresso del famoso cavallo nella città di Troia, ma questi si indispettisce e comincia al litigare con MA.</text:p>
      <text:p text:style-name="P3"/>
      <text:p text:style-name="P14">Canto 31</text:p>
      <text:p text:style-name="P4">I due poeti si dirigono verso l’argine che si affaccia sul lago di Cocito, l’ultimo cerchio infernale e dimore di Lucifero stesso. Nell’oscurità Dante sente suonare un corno la potenza è paragonabile a quella del corno di Orlando e ha l’impressione di vedere in lontananza delle torri. Ma Virgilio gli spiega che in verità non sono torri ma giganti condannati a rimare immobili e impotenti perché accusati di superbia per aver sfidato Dio. Dante riesce a convincere uno di essi, Anteo, a<text:span text:style-name="T3"> farsi depositare su lago, promettendogli di raccontare di lui al mondo.</text:span></text:p>
      <text:p text:style-name="P5"/>
      <text:p text:style-name="P15">Canto 32</text:p>
      <text:p text:style-name="P6">Nel trentaduesimo canto Dante descrive il lago di Cocito. E’ un lago completamente ghiacciato in cui le anime di coloro che in vita hanno tradito, peccato considerato da Dante come il peggiore in assoluto. Rimare immersi nel ghiaccio è una allegoria dell’odio che indurisce il cuore e ne priva di ogni sentimento umano. Il lago è diviso in 4 zone chiamate come famosi traditori dell’antichità (Caina, Antenora, Tolomea e Giudecca) in cui sono puniti rispettivamente i traditori dei parenti, della patria, degli ospiti e dei benefattori.</text:p>
      <text:p text:style-name="P7">L’immagine è un’illustrazione ottocentesca di Paul Gustave Doré.</text:p>
      <text:p text:style-name="P7"/>
      <text:p text:style-name="P7"/>
      <text:p text:style-name="P7"><text:soft-page-break/></text:p>
      <text:p text:style-name="P7"/>
      <text:p text:style-name="P16">Il racconto di Ugolino: la fame e la morte(55-<text:span text:style-name="T11">78</text:span>)</text:p>
      <text:p text:style-name="P7">Al primo raggio di sole il conte vede riflessi nei visi dei bambini la propria sofferenza e il proprio terrore.</text:p>
      <text:p text:style-name="P7">Per il dolore <text:span text:style-name="T4">Ugolino si morde le mani, ma i figli e i nipoti, pensando che lo stia facendo per la fame si alzano e gli dicono che proverebbero meno dolore se lui si cibasse di loro. Da notare l’allitterazione della lettera M che unito al suono cupo delle O conferisce al verso 56 un tono cupo.</text:span></text:p>
      <text:p text:style-name="P8">Sentendoli si ferm<text:span text:style-name="T5">ò</text:span> per tranquillizzarli e quel giorno e il successivo <text:span text:style-name="T5">nessuno parlo. E Ugolino chiede addirittura alla Terra il motivo per cui non ebbe pietà di loro.</text:span></text:p>
      <text:p text:style-name="P9">Il quarto giorno il figlio Gaddo e cadde a i piedi del padre e con un ultimo sforzo gli chiese perché non è riuscito ad aiutarlo e morì.</text:p>
      <text:p text:style-name="P9">Stessa sorte toccò agli altri tre nei due giorni successi.</text:p>
      <text:p text:style-name="P9">E per due giorni chiamò i loro nomi brancolando nel buio.</text:p>
      <text:p text:style-name="P9">Dopodiché Dante con il verso 75 <text:span text:style-name="T6">“poscia, più che ‘l dolor, poté ‘l digiuno”</text:span><text:span text:style-name="T8">, allude al</text:span><text:span text:style-name="T9">l’orribile</text:span><text:span text:style-name="T8"> peccato </text:span><text:span text:style-name="T9">di cannibalismo e alla morte per fame che agli occhi di Ugolino è una liberazione.</text:span></text:p>
      <text:p text:style-name="P10"><text:span text:style-name="T8">Finito il racconto il conte prosegue a rosicchiare il cranio dell’arcivescovo.</text:span></text:p>
      <text:p text:style-name="P10"><text:span text:style-name="T8"/></text:p>
      <text:p text:style-name="P17"><text:span text:style-name="T7">L’invettiva contro Pisa(79-90)</text:span></text:p>
      <text:p text:style-name="P10"><text:span text:style-name="T8">Dante inveisce contro la città di Pisa, definendola come la vergogna del Bel Paese(Italia) dove vengono parlate le lingue del sì e chiede alla isole di Capraia e Gorgona(dato che Firenze e Lecco non intervenirono) di chiudere la foce dell’Arno, causando una alluvione apocalittica che possa annegare ogni Pisano per punirli </text:span><text:span text:style-name="T10">per ciò che fecero ai figli e ai nipoti innocenti di Ugoli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9:56:00.571056016</meta:creation-date>
    <meta:generator>LibreOffice/5.1.3.2$Linux_X86_64 LibreOffice_project/10m0$Build-2</meta:generator>
    <dc:date>2016-05-30T21:49:32.607893493</dc:date>
    <meta:editing-duration>PT18M37S</meta:editing-duration>
    <meta:editing-cycles>4</meta:editing-cycles>
    <meta:document-statistic meta:table-count="0" meta:image-count="0" meta:object-count="0" meta:page-count="2" meta:paragraph-count="25" meta:word-count="676" meta:character-count="4028" meta:non-whitespace-character-count="3377"/>
  </office:meta>
</office:document-meta>
</file>